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Monospace" fo:language="en" fo:country="US" style:font-name-asian="Droid Sans Fallback" style:language-asian="en" style:country-asian="US" style:font-name-complex="FreeSans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3.822cm" svg:y="1.457cm">
            <draw:object draw:notify-on-update-of-ranges="Hoja1.A2:Hoja1.A11 Hoja1.A2:Hoja1.A11 Hoja1.B1:Hoja1.B1 Hoja1.B2:Hoja1.B11 Hoja1.A2:Hoja1.A11 Hoja1.C1:Hoja1.C1 Hoja1.C2:Hoja1.C11 Hoja1.A2:Hoja1.A11 Hoja1.D1:Hoja1.D1 Hoja1.D2:Hoja1.D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409cm" svg:y="9.232cm">
            <draw:object draw:notify-on-update-of-ranges="Hoja1.A16:Hoja1.A25 Hoja1.B15:Hoja1.B15 Hoja1.B16:Hoja1.B25 Hoja1.C15:Hoja1.C15 Hoja1.C16:Hoja1.C25 Hoja1.D15:Hoja1.D15 Hoja1.D16:Hoja1.D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Cantidad de Elementos</text:p>
          </table:table-cell>
          <table:table-cell table:style-name="Default" office:value-type="string" calcext:value-type="string">
            <text:p>Peor Caso</text:p>
          </table:table-cell>
          <table:table-cell office:value-type="string" calcext:value-type="string">
            <text:p>Mejor Caso</text:p>
          </table:table-cell>
          <table:table-cell office:value-type="string" calcext:value-type="string">
            <text:p>Caso Promedio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table:style-name="Default" office:value-type="float" office:value="29" calcext:value-type="float">
            <text:p>2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0000" calcext:value-type="float">
            <text:p>30000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table:style-name="ce2"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table:style-name="ce2"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2">
          <table:table-cell office:value-type="float" office:value="700000" calcext:value-type="float">
            <text:p>700000</text:p>
          </table:table-cell>
          <table:table-cell table:style-name="ce2"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table:style-name="ce2"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900000" calcext:value-type="float">
            <text:p>900000</text:p>
          </table:table-cell>
          <table:table-cell table:style-name="ce2"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style-name="ce2"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Cantidad de Elementos</text:p>
          </table:table-cell>
          <table:table-cell table:style-name="Default" office:value-type="string" calcext:value-type="string">
            <text:p>Peor Caso</text:p>
          </table:table-cell>
          <table:table-cell office:value-type="string" calcext:value-type="string">
            <text:p>Mejor Caso</text:p>
          </table:table-cell>
          <table:table-cell office:value-type="string" calcext:value-type="string">
            <text:p>Caso Promedio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]/POWER([.A16];2)*1000000000" office:value-type="float" office:value="1.4" calcext:value-type="float">
            <text:p>1,4</text:p>
          </table:table-cell>
          <table:table-cell table:style-name="ce1" table:formula="of:=[.C2]/POWER([.A16];2)*1000000000" office:value-type="float" office:value="0.3" calcext:value-type="float">
            <text:p>0,3</text:p>
          </table:table-cell>
          <table:table-cell table:style-name="ce1" table:formula="of:=[.D2]/POWER([.A16];2)*100000000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]/POWER([.A17];2)*1000000000" office:value-type="float" office:value="0.725" calcext:value-type="float">
            <text:p>0,725</text:p>
          </table:table-cell>
          <table:table-cell table:style-name="ce1" table:formula="of:=[.C3]/POWER([.A17];2)*1000000000" office:value-type="float" office:value="0.15" calcext:value-type="float">
            <text:p>0,15</text:p>
          </table:table-cell>
          <table:table-cell table:style-name="ce1" table:formula="of:=[.D3]/POWER([.A17];2)*1000000000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formula="of:=[.B4]/POWER([.A18];2)*1000000000" office:value-type="float" office:value="0.644444444444444" calcext:value-type="float">
            <text:p>0,6444444444</text:p>
          </table:table-cell>
          <table:table-cell table:style-name="ce1" table:formula="of:=[.C4]/POWER([.A18];2)*1000000000" office:value-type="float" office:value="0.111111111111111" calcext:value-type="float">
            <text:p>0,1111111111</text:p>
          </table:table-cell>
          <table:table-cell table:style-name="ce1" table:formula="of:=[.D4]/POWER([.A18];2)*1000000000" office:value-type="float" office:value="0.344444444444444" calcext:value-type="float">
            <text:p>0,3444444444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5]/POWER([.A19];2)*1000000000" office:value-type="float" office:value="0.41875" calcext:value-type="float">
            <text:p>0,41875</text:p>
          </table:table-cell>
          <table:table-cell table:style-name="ce1" table:formula="of:=[.C5]/POWER([.A19];2)*1000000000" office:value-type="float" office:value="0.08125" calcext:value-type="float">
            <text:p>0,08125</text:p>
          </table:table-cell>
          <table:table-cell table:style-name="ce1" table:formula="of:=[.D5]/POWER([.A19];2)*1000000000" office:value-type="float" office:value="0.26875" calcext:value-type="float">
            <text:p>0,2687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[.B6]/POWER([.A20];2)*1000000000" office:value-type="float" office:value="0.368" calcext:value-type="float">
            <text:p>0,368</text:p>
          </table:table-cell>
          <table:table-cell table:style-name="ce1" table:formula="of:=[.C6]/POWER([.A20];2)*1000000000" office:value-type="float" office:value="0.068" calcext:value-type="float">
            <text:p>0,068</text:p>
          </table:table-cell>
          <table:table-cell table:style-name="ce1" table:formula="of:=[.D6]/POWER([.A20];2)*1000000000" office:value-type="float" office:value="0.216" calcext:value-type="float">
            <text:p>0,21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formula="of:=[.B7]/POWER([.A21];2)*1000000000" office:value-type="float" office:value="0.269444444444444" calcext:value-type="float">
            <text:p>0,2694444444</text:p>
          </table:table-cell>
          <table:table-cell table:style-name="ce1" table:formula="of:=[.C7]/POWER([.A21];2)*1000000000" office:value-type="float" office:value="0.0583333333333333" calcext:value-type="float">
            <text:p>0,0583333333</text:p>
          </table:table-cell>
          <table:table-cell table:style-name="ce1" table:formula="of:=[.D7]/POWER([.A21];2)*1000000000" office:value-type="float" office:value="0.183333333333333" calcext:value-type="float">
            <text:p>0,183333333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table:formula="of:=[.B8]/POWER([.A22];2)*1000000000" office:value-type="float" office:value="0.212244897959184" calcext:value-type="float">
            <text:p>0,212244898</text:p>
          </table:table-cell>
          <table:table-cell table:style-name="ce1" table:formula="of:=[.C8]/POWER([.A22];2)*1000000000" office:value-type="float" office:value="0.0530612244897959" calcext:value-type="float">
            <text:p>0,0530612245</text:p>
          </table:table-cell>
          <table:table-cell table:style-name="ce1" table:formula="of:=[.D8]/POWER([.A22];2)*1000000000" office:value-type="float" office:value="0.157142857142857" calcext:value-type="float">
            <text:p>0,157142857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9]/POWER([.A23];2)*1000000000" office:value-type="float" office:value="0.1859375" calcext:value-type="float">
            <text:p>0,1859375</text:p>
          </table:table-cell>
          <table:table-cell table:style-name="ce1" table:formula="of:=[.C9]/POWER([.A23];2)*1000000000" office:value-type="float" office:value="0.0453125" calcext:value-type="float">
            <text:p>0,0453125</text:p>
          </table:table-cell>
          <table:table-cell table:style-name="ce1" table:formula="of:=[.D9]/POWER([.A23];2)*1000000000" office:value-type="float" office:value="0.1359375" calcext:value-type="float">
            <text:p>0,1359375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table:formula="of:=[.B10]/POWER([.A24];2)*1000000000" office:value-type="float" office:value="0.169135802469136" calcext:value-type="float">
            <text:p>0,1691358025</text:p>
          </table:table-cell>
          <table:table-cell table:style-name="ce1" table:formula="of:=[.C10]/POWER([.A24];2)*1000000000" office:value-type="float" office:value="0.0432098765432099" calcext:value-type="float">
            <text:p>0,0432098765</text:p>
          </table:table-cell>
          <table:table-cell table:style-name="ce1" table:formula="of:=[.D10]/POWER([.A24];2)*1000000000" office:value-type="float" office:value="0.124691358024691" calcext:value-type="float">
            <text:p>0,12469135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B11]/POWER([.A25];2)*1000000000" office:value-type="float" office:value="0.153" calcext:value-type="float">
            <text:p>0,153</text:p>
          </table:table-cell>
          <table:table-cell table:style-name="ce1" table:formula="of:=[.C11]/POWER([.A25];2)*1000000000" office:value-type="float" office:value="0.04" calcext:value-type="float">
            <text:p>0,04</text:p>
          </table:table-cell>
          <table:table-cell table:style-name="ce1" table:formula="of:=[.D11]/POWER([.A25];2)*1000000000" office:value-type="float" office:value="0.111" calcext:value-type="float">
            <text:p>0,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 style:data-style-name="N2" text:time-value="22:23:11.7581047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12:10:13.344200963</meta:creation-date>
    <dc:date>2015-09-02T23:16:26.576708485</dc:date>
    <meta:editing-duration>PT1H36M45S</meta:editing-duration>
    <meta:editing-cycles>7</meta:editing-cycles>
    <meta:generator>LibreOffice/4.2.8.2$Linux_X86_64 LibreOffice_project/420m0$Build-2</meta:generator>
    <meta:document-statistic meta:table-count="1" meta:cell-count="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5.35cm" svg:y="0.316cm" chart:style-name="ch2">
          <text:p>Gráfico de tiempos de Ej2</text:p>
        </chart:title>
        <chart:legend chart:legend-position="end" svg:x="12.301cm" svg:y="3.703cm" style:legend-expansion="high" chart:style-name="ch3"/>
        <chart:plot-area chart:style-name="ch4" table:cell-range-address="Hoja1.A1:Hoja1.D11" chart:data-source-has-labels="both" svg:x="1.276cm" svg:y="1.274cm" svg:width="10.649cm" svg:height="6.139cm">
          <chartooo:coordinate-region svg:x="2.083cm" svg:y="1.473cm" svg:width="9.192cm" svg:height="5.293cm"/>
          <chart:axis chart:dimension="x" chart:name="primary-x" chart:style-name="ch5" chartooo:axis-type="auto">
            <chart:title svg:x="4.267cm" svg:y="7.593cm" chart:style-name="ch6">
              <text:p>Cantidad de valores del arreglo</text:p>
            </chart:title>
            <chart:categories table:cell-range-address="Hoja1.A2:Hoja1.A11"/>
          </chart:axis>
          <chart:axis chart:dimension="y" chart:name="primary-y" chart:style-name="ch5">
            <chart:title svg:x="0.396cm" svg:y="6.266cm" chart:style-name="ch7">
              <text:p>Tiempo (en milisegundos)</text:p>
            </chart:title>
            <chart:grid chart:style-name="ch8" chart:class="major"/>
          </chart:axis>
          <chart:series chart:style-name="ch9" chart:values-cell-range-address="Hoja1.B2:Hoja1.B11" chart:label-cell-address="Hoja1.B1:Hoja1.B1" chart:class="chart:scatter">
            <chart:domain table:cell-range-address="Hoja1.A2:Hoja1.A11"/>
            <chart:data-point chart:repeated="10"/>
          </chart:series>
          <chart:series chart:style-name="ch10" chart:values-cell-range-address="Hoja1.C2:Hoja1.C11" chart:label-cell-address="Hoja1.C1:Hoja1.C1" chart:class="chart:scatter">
            <chart:data-point chart:repeated="10"/>
          </chart:series>
          <chart:series chart:style-name="ch11" chart:values-cell-range-address="Hoja1.D2:Hoja1.D11" chart:label-cell-address="Hoja1.D1:Hoja1.D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eor Caso</text:p>
                <draw:g>
                  <svg:desc>Hoja1.B1:Hoja1.B1</svg:desc>
                </draw:g>
              </table:table-cell>
              <table:table-cell office:value-type="string">
                <text:p>Mejor Caso</text:p>
                <draw:g>
                  <svg:desc>Hoja1.C1:Hoja1.C1</svg:desc>
                </draw:g>
              </table:table-cell>
              <table:table-cell office:value-type="string">
                <text:p>Caso Promedio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Hoja1.A2:Hoja1.A11</svg:desc>
                </draw:g>
              </table:table-cell>
              <table:table-cell office:value-type="float" office:value="100000">
                <text:p>100000</text:p>
                <draw:g>
                  <svg:desc>Hoja1.A2:Hoja1.A11</svg:desc>
                </draw:g>
              </table:table-cell>
              <table:table-cell office:value-type="float" office:value="14">
                <text:p>14</text:p>
                <draw:g>
                  <svg:desc>Hoja1.B2:Hoja1.B11</svg:desc>
                </draw:g>
              </table:table-cell>
              <table:table-cell office:value-type="float" office:value="3">
                <text:p>3</text:p>
                <draw:g>
                  <svg:desc>Hoja1.C2:Hoja1.C11</svg:desc>
                </draw:g>
              </table:table-cell>
              <table:table-cell office:value-type="float" office:value="10">
                <text:p>10</text:p>
                <draw:g>
                  <svg:desc>Hoja1.D2:Hoja1.D11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00000">
                <text:p>200000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00000">
                <text:p>300000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00000">
                <text:p>500000</text:p>
              </table:table-cell>
              <table:table-cell office:value-type="float" office:value="92">
                <text:p>92</text:p>
              </table:table-cell>
              <table:table-cell office:value-type="float" office:value="17">
                <text:p>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97">
                <text:p>97</text:p>
              </table:table-cell>
              <table:table-cell office:value-type="float" office:value="21">
                <text:p>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700000">
                <text:p>700000</text:p>
              </table:table-cell>
              <table:table-cell office:value-type="float" office:value="104">
                <text:p>104</text:p>
              </table:table-cell>
              <table:table-cell office:value-type="float" office:value="26">
                <text:p>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800000">
                <text:p>800000</text:p>
              </table:table-cell>
              <table:table-cell office:value-type="float" office:value="119">
                <text:p>119</text:p>
              </table:table-cell>
              <table:table-cell office:value-type="float" office:value="29">
                <text:p>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900000">
                <text:p>900000</text:p>
              </table:table-cell>
              <table:table-cell office:value-type="float" office:value="137">
                <text:p>137</text:p>
              </table:table-cell>
              <table:table-cell office:value-type="float" office:value="35">
                <text:p>3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153">
                <text:p>153</text:p>
              </table:table-cell>
              <table:table-cell office:value-type="float" office:value="40">
                <text:p>40</text:p>
              </table:table-cell>
              <table:table-cell office:value-type="float" office:value="111">
                <text:p>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83cm" svg:y="0.316cm" chart:style-name="ch2">
          <text:p>Mediciones de tiempo divididas por la complejidad superior</text:p>
        </chart:title>
        <chart:legend chart:legend-position="end" svg:x="12.301cm" svg:y="3.703cm" style:legend-expansion="high" chart:style-name="ch3"/>
        <chart:plot-area chart:style-name="ch4" table:cell-range-address="Hoja1.A15:Hoja1.D25" chart:data-source-has-labels="both" svg:x="1.701cm" svg:y="1.301cm" svg:width="10.28cm" svg:height="6.538cm">
          <chartooo:coordinate-region svg:x="2.428cm" svg:y="1.5cm" svg:width="8.903cm" svg:height="5.294cm"/>
          <chart:axis chart:dimension="x" chart:name="primary-x" chart:style-name="ch5" chartooo:axis-type="auto">
            <chartooo:date-scale/>
            <chart:title svg:x="4.508cm" svg:y="8.019cm" chart:style-name="ch6">
              <text:p>Cantidad de valores del arreglo</text:p>
            </chart:title>
            <chart:categories table:cell-range-address="Hoja1.A16:Hoja1.A25"/>
          </chart:axis>
          <chart:axis chart:dimension="y" chart:name="primary-y" chart:style-name="ch5">
            <chart:title svg:x="0.451cm" svg:y="5.739cm" chart:style-name="ch7">
              <text:p>Tiempo(en pico
segundos)</text:p>
            </chart:title>
            <chart:grid chart:style-name="ch8" chart:class="major"/>
          </chart:axis>
          <chart:series chart:style-name="ch9" chart:values-cell-range-address="Hoja1.B16:Hoja1.B25" chart:label-cell-address="Hoja1.B15:Hoja1.B15" chart:class="chart:line">
            <chart:data-point chart:repeated="10"/>
          </chart:series>
          <chart:series chart:style-name="ch10" chart:values-cell-range-address="Hoja1.C16:Hoja1.C25" chart:label-cell-address="Hoja1.C15:Hoja1.C15" chart:class="chart:line">
            <chart:data-point chart:repeated="10"/>
          </chart:series>
          <chart:series chart:style-name="ch11" chart:values-cell-range-address="Hoja1.D16:Hoja1.D25" chart:label-cell-address="Hoja1.D15:Hoja1.D1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or Caso</text:p>
                <draw:g>
                  <svg:desc>Hoja1.B15:Hoja1.B15</svg:desc>
                </draw:g>
              </table:table-cell>
              <table:table-cell office:value-type="string">
                <text:p>Mejor Caso</text:p>
                <draw:g>
                  <svg:desc>Hoja1.C15:Hoja1.C15</svg:desc>
                </draw:g>
              </table:table-cell>
              <table:table-cell office:value-type="string">
                <text:p>Caso Promedio</text:p>
                <draw:g>
                  <svg:desc>Hoja1.D15:Hoja1.D15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Hoja1.A16:Hoja1.A25</svg:desc>
                </draw:g>
              </table:table-cell>
              <table:table-cell office:value-type="float" office:value="1.4">
                <text:p>1.4</text:p>
                <draw:g>
                  <svg:desc>Hoja1.B16:Hoja1.B25</svg:desc>
                </draw:g>
              </table:table-cell>
              <table:table-cell office:value-type="float" office:value="0.3">
                <text:p>0.3</text:p>
                <draw:g>
                  <svg:desc>Hoja1.C16:Hoja1.C25</svg:desc>
                </draw:g>
              </table:table-cell>
              <table:table-cell office:value-type="float" office:value="1">
                <text:p>1</text:p>
                <draw:g>
                  <svg:desc>Hoja1.D16:Hoja1.D25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725">
                <text:p>0.725</text:p>
              </table:table-cell>
              <table:table-cell office:value-type="float" office:value="0.15">
                <text:p>0.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344444444444444">
                <text:p>0.34444444444444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41875">
                <text:p>0.41875</text:p>
              </table:table-cell>
              <table:table-cell office:value-type="float" office:value="0.08125">
                <text:p>0.08125</text:p>
              </table:table-cell>
              <table:table-cell office:value-type="float" office:value="0.26875">
                <text:p>0.2687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368">
                <text:p>0.368</text:p>
              </table:table-cell>
              <table:table-cell office:value-type="float" office:value="0.068">
                <text:p>0.068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269444444444444">
                <text:p>0.26944444444444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212244897959184">
                <text:p>0.212244897959184</text:p>
              </table:table-cell>
              <table:table-cell office:value-type="float" office:value="0.0530612244897959">
                <text:p>0.0530612244897959</text:p>
              </table:table-cell>
              <table:table-cell office:value-type="float" office:value="0.157142857142857">
                <text:p>0.15714285714285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1859375">
                <text:p>0.1859375</text:p>
              </table:table-cell>
              <table:table-cell office:value-type="float" office:value="0.0453125">
                <text:p>0.0453125</text:p>
              </table:table-cell>
              <table:table-cell office:value-type="float" office:value="0.1359375">
                <text:p>0.135937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169135802469136">
                <text:p>0.169135802469136</text:p>
              </table:table-cell>
              <table:table-cell office:value-type="float" office:value="0.0432098765432099">
                <text:p>0.0432098765432099</text:p>
              </table:table-cell>
              <table:table-cell office:value-type="float" office:value="0.124691358024691">
                <text:p>0.12469135802469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53">
                <text:p>0.153</text:p>
              </table:table-cell>
              <table:table-cell office:value-type="float" office:value="0.04">
                <text:p>0.04</text:p>
              </table:table-cell>
              <table:table-cell office:value-type="float" office:value="0.111">
                <text:p>0.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